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between_int.test_between_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between_int.test_betw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between_int.test_between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